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7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74298" calcext:value-type="float">
            <text:p><text:s text:c="3"/>74,298</text:p>
          </table:table-cell>
          <table:table-cell table:style-name="ce63" office:value-type="float" office:value="71431" calcext:value-type="float">
            <text:p><text:s text:c="3"/>71,431</text:p>
          </table:table-cell>
          <table:table-cell table:style-name="ce63" office:value-type="float" office:value="2867" calcext:value-type="float">
            <text:p><text:s text:c="3"/>2,86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70623" calcext:value-type="float">
            <text:p><text:s text:c="3"/>70,623</text:p>
          </table:table-cell>
          <table:table-cell table:style-name="ce63" office:value-type="float" office:value="1076" calcext:value-type="float">
            <text:p><text:s text:c="3"/>1,076</text:p>
          </table:table-cell>
          <table:table-cell table:style-name="ce63" office:value-type="float" office:value="2599" calcext:value-type="float">
            <text:p><text:s text:c="3"/>2,599</text:p>
          </table:table-cell>
          <table:table-cell table:style-name="ce63" office:value-type="float" office:value="72931" calcext:value-type="float">
            <text:p><text:s text:c="3"/>72,931</text:p>
          </table:table-cell>
          <table:table-cell table:style-name="ce63" office:value-type="float" office:value="417" calcext:value-type="float">
            <text:p><text:s text:c="3"/>417</text:p>
          </table:table-cell>
          <table:table-cell table:style-name="ce106" office:value-type="float" office:value="950" calcext:value-type="float">
            <text:p><text:s text:c="3"/>95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38463" calcext:value-type="float">
            <text:p><text:s text:c="3"/>38,463</text:p>
          </table:table-cell>
          <table:table-cell table:style-name="ce64" office:value-type="float" office:value="37039" calcext:value-type="float">
            <text:p><text:s text:c="3"/>37,039</text:p>
          </table:table-cell>
          <table:table-cell table:style-name="ce64" office:value-type="float" office:value="1424" calcext:value-type="float">
            <text:p><text:s text:c="3"/>1,42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6528" calcext:value-type="float">
            <text:p><text:s text:c="3"/>36,528</text:p>
          </table:table-cell>
          <table:table-cell table:style-name="ce64" office:value-type="float" office:value="560" calcext:value-type="float">
            <text:p><text:s text:c="3"/>560</text:p>
          </table:table-cell>
          <table:table-cell table:style-name="ce64" office:value-type="float" office:value="1375" calcext:value-type="float">
            <text:p><text:s text:c="3"/>1,375</text:p>
          </table:table-cell>
          <table:table-cell table:style-name="ce64" office:value-type="float" office:value="37749" calcext:value-type="float">
            <text:p><text:s text:c="3"/>37,749</text:p>
          </table:table-cell>
          <table:table-cell table:style-name="ce64" office:value-type="float" office:value="224" calcext:value-type="float">
            <text:p><text:s text:c="3"/>224</text:p>
          </table:table-cell>
          <table:table-cell table:style-name="ce107" office:value-type="float" office:value="490" calcext:value-type="float">
            <text:p><text:s text:c="3"/>49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35835" calcext:value-type="float">
            <text:p><text:s text:c="3"/>35,835</text:p>
          </table:table-cell>
          <table:table-cell table:style-name="ce64" office:value-type="float" office:value="34392" calcext:value-type="float">
            <text:p><text:s text:c="3"/>34,392</text:p>
          </table:table-cell>
          <table:table-cell table:style-name="ce64" office:value-type="float" office:value="1443" calcext:value-type="float">
            <text:p><text:s text:c="3"/>1,44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4095" calcext:value-type="float">
            <text:p><text:s text:c="3"/>34,095</text:p>
          </table:table-cell>
          <table:table-cell table:style-name="ce64" office:value-type="float" office:value="516" calcext:value-type="float">
            <text:p><text:s text:c="3"/>516</text:p>
          </table:table-cell>
          <table:table-cell table:style-name="ce64" office:value-type="float" office:value="1224" calcext:value-type="float">
            <text:p><text:s text:c="3"/>1,224</text:p>
          </table:table-cell>
          <table:table-cell table:style-name="ce64" office:value-type="float" office:value="35182" calcext:value-type="float">
            <text:p><text:s text:c="3"/>35,182</text:p>
          </table:table-cell>
          <table:table-cell table:style-name="ce64" office:value-type="float" office:value="193" calcext:value-type="float">
            <text:p><text:s text:c="3"/>193</text:p>
          </table:table-cell>
          <table:table-cell table:style-name="ce107" office:value-type="float" office:value="460" calcext:value-type="float">
            <text:p><text:s text:c="3"/>46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4.2879441740887" calcext:value-type="float">
            <text:p>–4.29</text:p>
          </table:table-cell>
          <table:table-cell table:style-name="ce67" office:value-type="float" office:value="-4.15671285236503" calcext:value-type="float">
            <text:p>–4.16</text:p>
          </table:table-cell>
          <table:table-cell table:style-name="ce67" office:value-type="float" office:value="-7.51173708920188" calcext:value-type="float">
            <text:p>–7.51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5.07594693328206" calcext:value-type="float">
            <text:p>–5.08</text:p>
          </table:table-cell>
          <table:table-cell table:style-name="ce67" office:value-type="float" office:value="7.63888888888889" calcext:value-type="float">
            <text:p>7.64</text:p>
          </table:table-cell>
          <table:table-cell table:style-name="ce67" office:value-type="float" office:value="14.4927536231884" calcext:value-type="float">
            <text:p>14.49</text:p>
          </table:table-cell>
          <table:table-cell table:style-name="ce67" office:value-type="float" office:value="-4.62298443470967" calcext:value-type="float">
            <text:p>–4.62</text:p>
          </table:table-cell>
          <table:table-cell table:style-name="ce67" office:value-type="float" office:value="75" calcext:value-type="float">
            <text:p>75.00</text:p>
          </table:table-cell>
          <table:table-cell table:style-name="ce67" office:value-type="float" office:value="1.58730158730159" calcext:value-type="float">
            <text:p>1.5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5.46875" calcext:value-type="float">
            <text:p>–5.47</text:p>
          </table:table-cell>
          <table:table-cell table:style-name="ce68" office:value-type="float" office:value="-5.36801328168235" calcext:value-type="float">
            <text:p>–5.37</text:p>
          </table:table-cell>
          <table:table-cell table:style-name="ce68" office:value-type="float" office:value="-8.05687203791469" calcext:value-type="float">
            <text:p>–8.06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6.4659977703456" calcext:value-type="float">
            <text:p>–6.47</text:p>
          </table:table-cell>
          <table:table-cell table:style-name="ce68" office:value-type="float" office:value="-1.28205128205128" calcext:value-type="float">
            <text:p>–1.28</text:p>
          </table:table-cell>
          <table:table-cell table:style-name="ce68" office:value-type="float" office:value="23.8372093023256" calcext:value-type="float">
            <text:p>23.84</text:p>
          </table:table-cell>
          <table:table-cell table:style-name="ce68" office:value-type="float" office:value="-5.7369655421252" calcext:value-type="float">
            <text:p>–5.74</text:p>
          </table:table-cell>
          <table:table-cell table:style-name="ce68" office:value-type="float" office:value="122.222222222222" calcext:value-type="float">
            <text:p>122.22</text:p>
          </table:table-cell>
          <table:table-cell table:style-name="ce70" office:value-type="float" office:value="-16.9014084507042" calcext:value-type="float">
            <text:p>–16.9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3.02338847689675" calcext:value-type="float">
            <text:p>–3.02</text:p>
          </table:table-cell>
          <table:table-cell table:style-name="ce69" office:value-type="float" office:value="-2.85487708168121" calcext:value-type="float">
            <text:p>–2.85</text:p>
          </table:table-cell>
          <table:table-cell table:style-name="ce69" office:value-type="float" office:value="-6.97674418604651" calcext:value-type="float">
            <text:p>–6.98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3.58565737051793" calcext:value-type="float">
            <text:p>–3.59</text:p>
          </table:table-cell>
          <table:table-cell table:style-name="ce69" office:value-type="float" office:value="18.1818181818182" calcext:value-type="float">
            <text:p>18.18</text:p>
          </table:table-cell>
          <table:table-cell table:style-name="ce69" office:value-type="float" office:value="5.20231213872832" calcext:value-type="float">
            <text:p>5.20</text:p>
          </table:table-cell>
          <table:table-cell table:style-name="ce69" office:value-type="float" office:value="-3.43231777863479" calcext:value-type="float">
            <text:p>–3.43</text:p>
          </table:table-cell>
          <table:table-cell table:style-name="ce69" office:value-type="float" office:value="27.7777777777778" calcext:value-type="float">
            <text:p>27.78</text:p>
          </table:table-cell>
          <table:table-cell table:style-name="ce69" office:value-type="float" office:value="25.4545454545455" calcext:value-type="float">
            <text:p>25.45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0.153256704980843" calcext:value-type="float">
            <text:p>–0.15</text:p>
          </table:table-cell>
          <table:table-cell table:style-name="ce70" office:value-type="float" office:value="0.259896041583367" calcext:value-type="float">
            <text:p>0.26</text:p>
          </table:table-cell>
          <table:table-cell table:style-name="ce70" office:value-type="float" office:value="-9.63302752293578" calcext:value-type="float">
            <text:p>–9.6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0.563947633434038" calcext:value-type="float">
            <text:p>–0.56</text:p>
          </table:table-cell>
          <table:table-cell table:style-name="ce70" office:value-type="float" office:value="0.649350649350649" calcext:value-type="float">
            <text:p>0.65</text:p>
          </table:table-cell>
          <table:table-cell table:style-name="ce70" office:value-type="float" office:value="10.9550561797753" calcext:value-type="float">
            <text:p>10.96</text:p>
          </table:table-cell>
          <table:table-cell table:style-name="ce70" office:value-type="float" office:value="-0.068359375" calcext:value-type="float">
            <text:p>–0.07</text:p>
          </table:table-cell>
          <table:table-cell table:style-name="ce70" office:value-type="float" office:value="1.61290322580645" calcext:value-type="float">
            <text:p>1.61</text:p>
          </table:table-cell>
          <table:table-cell table:style-name="ce70" office:value-type="float" office:value="-7.2463768115942" calcext:value-type="float">
            <text:p>–7.25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0.504578583442347" calcext:value-type="float">
            <text:p>–0.50</text:p>
          </table:table-cell>
          <table:table-cell table:style-name="ce70" office:value-type="float" office:value="-0.155702608018684" calcext:value-type="float">
            <text:p>–0.16</text:p>
          </table:table-cell>
          <table:table-cell table:style-name="ce70" office:value-type="float" office:value="-8.92018779342723" calcext:value-type="float">
            <text:p>–8.9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.11962286387743" calcext:value-type="float">
            <text:p>–1.12</text:p>
          </table:table-cell>
          <table:table-cell table:style-name="ce70" office:value-type="float" office:value="8.45070422535211" calcext:value-type="float">
            <text:p>8.45</text:p>
          </table:table-cell>
          <table:table-cell table:style-name="ce70" office:value-type="float" office:value="12.6984126984127" calcext:value-type="float">
            <text:p>12.70</text:p>
          </table:table-cell>
          <table:table-cell table:style-name="ce70" office:value-type="float" office:value="-0.400304994281357" calcext:value-type="float">
            <text:p>–0.40</text:p>
          </table:table-cell>
          <table:table-cell table:style-name="ce70" office:value-type="float" office:value="17.6470588235294" calcext:value-type="float">
            <text:p>17.65</text:p>
          </table:table-cell>
          <table:table-cell table:style-name="ce70" office:value-type="float" office:value="-16.9014084507042" calcext:value-type="float">
            <text:p>–16.9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0.216152485753586" calcext:value-type="float">
            <text:p>0.22</text:p>
          </table:table-cell>
          <table:table-cell table:style-name="ce69" office:value-type="float" office:value="0.698725852856556" calcext:value-type="float">
            <text:p>0.70</text:p>
          </table:table-cell>
          <table:table-cell table:style-name="ce69" office:value-type="float" office:value="-10.3139013452915" calcext:value-type="float">
            <text:p>–10.31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0.0206654267410622" calcext:value-type="float">
            <text:p>0.02</text:p>
          </table:table-cell>
          <table:table-cell table:style-name="ce69" office:value-type="float" office:value="-6.02409638554217" calcext:value-type="float">
            <text:p>–6.02</text:p>
          </table:table-cell>
          <table:table-cell table:style-name="ce69" office:value-type="float" office:value="8.98203592814371" calcext:value-type="float">
            <text:p>8.98</text:p>
          </table:table-cell>
          <table:table-cell table:style-name="ce69" office:value-type="float" office:value="0.280336403684421" calcext:value-type="float">
            <text:p>0.28</text:p>
          </table:table-cell>
          <table:table-cell table:style-name="ce69" office:value-type="float" office:value="-17.8571428571429" calcext:value-type="float">
            <text:p>–17.86</text:p>
          </table:table-cell>
          <table:table-cell table:style-name="ce69" office:value-type="float" office:value="2.98507462686567" calcext:value-type="float">
            <text:p>2.9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7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424" calcext:value-type="float">
            <text:p>10,424</text:p>
          </table:table-cell>
          <table:table-cell table:style-name="ce136" office:value-type="float" office:value="10030" calcext:value-type="float">
            <text:p>10,030</text:p>
          </table:table-cell>
          <table:table-cell table:style-name="ce136" office:value-type="float" office:value="394" calcext:value-type="float">
            <text:p>394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9874" calcext:value-type="float">
            <text:p>9,874</text:p>
          </table:table-cell>
          <table:table-cell table:style-name="ce136" office:value-type="float" office:value="155" calcext:value-type="float">
            <text:p>155</text:p>
          </table:table-cell>
          <table:table-cell table:style-name="ce136" office:value-type="float" office:value="395" calcext:value-type="float">
            <text:p>395</text:p>
          </table:table-cell>
          <table:table-cell table:style-name="ce136" office:value-type="float" office:value="10233" calcext:value-type="float">
            <text:p>10,233</text:p>
          </table:table-cell>
          <table:table-cell table:style-name="ce136" office:value-type="float" office:value="63" calcext:value-type="float">
            <text:p>63</text:p>
          </table:table-cell>
          <table:table-cell table:style-name="ce152" office:value-type="float" office:value="128" calcext:value-type="float">
            <text:p>12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24" calcext:value-type="float">
            <text:p>5,324</text:p>
          </table:table-cell>
          <table:table-cell table:style-name="ce137" office:value-type="float" office:value="5130" calcext:value-type="float">
            <text:p>5,130</text:p>
          </table:table-cell>
          <table:table-cell table:style-name="ce137" office:value-type="float" office:value="194" calcext:value-type="float">
            <text:p>19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034" calcext:value-type="float">
            <text:p>5,034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213" calcext:value-type="float">
            <text:p>213</text:p>
          </table:table-cell>
          <table:table-cell table:style-name="ce137" office:value-type="float" office:value="5225" calcext:value-type="float">
            <text:p>5,225</text:p>
          </table:table-cell>
          <table:table-cell table:style-name="ce137" office:value-type="float" office:value="40" calcext:value-type="float">
            <text:p>40</text:p>
          </table:table-cell>
          <table:table-cell table:style-name="ce153" office:value-type="float" office:value="59" calcext:value-type="float">
            <text:p>5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100" calcext:value-type="float">
            <text:p>5,100</text:p>
          </table:table-cell>
          <table:table-cell table:style-name="ce137" office:value-type="float" office:value="4900" calcext:value-type="float">
            <text:p>4,900</text:p>
          </table:table-cell>
          <table:table-cell table:style-name="ce137" office:value-type="float" office:value="200" calcext:value-type="float">
            <text:p>20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840" calcext:value-type="float">
            <text:p>4,840</text:p>
          </table:table-cell>
          <table:table-cell table:style-name="ce137" office:value-type="float" office:value="78" calcext:value-type="float">
            <text:p>78</text:p>
          </table:table-cell>
          <table:table-cell table:style-name="ce137" office:value-type="float" office:value="182" calcext:value-type="float">
            <text:p>182</text:p>
          </table:table-cell>
          <table:table-cell table:style-name="ce143" office:value-type="float" office:value="5008" calcext:value-type="float">
            <text:p>5,008</text:p>
          </table:table-cell>
          <table:table-cell table:style-name="ce137" office:value-type="float" office:value="23" calcext:value-type="float">
            <text:p>23</text:p>
          </table:table-cell>
          <table:table-cell table:style-name="ce154" office:value-type="float" office:value="69" calcext:value-type="float">
            <text:p>6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09" calcext:value-type="float">
            <text:p>1,209</text:p>
          </table:table-cell>
          <table:table-cell table:style-name="ce129" office:value-type="float" office:value="1165" calcext:value-type="float">
            <text:p>1,165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14" calcext:value-type="float">
            <text:p>1,114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71" calcext:value-type="float">
            <text:p>71</text:p>
          </table:table-cell>
          <table:table-cell table:style-name="ce136" office:value-type="float" office:value="1170" calcext:value-type="float">
            <text:p>1,170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14" calcext:value-type="float">
            <text:p>614</text:p>
          </table:table-cell>
          <table:table-cell table:style-name="ce130" office:value-type="float" office:value="593" calcext:value-type="float">
            <text:p>593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70" calcext:value-type="float">
            <text:p>570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34" calcext:value-type="float">
            <text:p>34</text:p>
          </table:table-cell>
          <table:table-cell table:style-name="ce137" office:value-type="float" office:value="594" calcext:value-type="float">
            <text:p>59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95" calcext:value-type="float">
            <text:p>595</text:p>
          </table:table-cell>
          <table:table-cell table:style-name="ce130" office:value-type="float" office:value="572" calcext:value-type="float">
            <text:p>572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44" calcext:value-type="float">
            <text:p>544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37" calcext:value-type="float">
            <text:p>37</text:p>
          </table:table-cell>
          <table:table-cell table:style-name="ce143" office:value-type="float" office:value="576" calcext:value-type="float">
            <text:p>576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31" calcext:value-type="float">
            <text:p>1,331</text:p>
          </table:table-cell>
          <table:table-cell table:style-name="ce129" office:value-type="float" office:value="1304" calcext:value-type="float">
            <text:p>1,304</text:p>
          </table:table-cell>
          <table:table-cell table:style-name="ce136" office:value-type="float" office:value="27" calcext:value-type="float">
            <text:p>2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88" calcext:value-type="float">
            <text:p>1,288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19" calcext:value-type="float">
            <text:p>19</text:p>
          </table:table-cell>
          <table:table-cell table:style-name="ce136" office:value-type="float" office:value="1294" calcext:value-type="float">
            <text:p>1,294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87" calcext:value-type="float">
            <text:p>687</text:p>
          </table:table-cell>
          <table:table-cell table:style-name="ce130" office:value-type="float" office:value="678" calcext:value-type="float">
            <text:p>678</text:p>
          </table:table-cell>
          <table:table-cell table:style-name="ce137" office:value-type="float" office:value="9" calcext:value-type="float">
            <text:p>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2" calcext:value-type="float">
            <text:p>662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667" calcext:value-type="float">
            <text:p>667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44" calcext:value-type="float">
            <text:p>644</text:p>
          </table:table-cell>
          <table:table-cell table:style-name="ce130" office:value-type="float" office:value="626" calcext:value-type="float">
            <text:p>626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6" calcext:value-type="float">
            <text:p>626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6" calcext:value-type="float">
            <text:p>6</text:p>
          </table:table-cell>
          <table:table-cell table:style-name="ce143" office:value-type="float" office:value="627" calcext:value-type="float">
            <text:p>627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85" calcext:value-type="float">
            <text:p>1,285</text:p>
          </table:table-cell>
          <table:table-cell table:style-name="ce129" office:value-type="float" office:value="1230" calcext:value-type="float">
            <text:p>1,230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18" calcext:value-type="float">
            <text:p>1,218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47" calcext:value-type="float">
            <text:p>47</text:p>
          </table:table-cell>
          <table:table-cell table:style-name="ce136" office:value-type="float" office:value="1261" calcext:value-type="float">
            <text:p>1,261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4" calcext:value-type="float">
            <text:p>664</text:p>
          </table:table-cell>
          <table:table-cell table:style-name="ce130" office:value-type="float" office:value="637" calcext:value-type="float">
            <text:p>637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23" calcext:value-type="float">
            <text:p>623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32" calcext:value-type="float">
            <text:p>32</text:p>
          </table:table-cell>
          <table:table-cell table:style-name="ce137" office:value-type="float" office:value="655" calcext:value-type="float">
            <text:p>65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21" calcext:value-type="float">
            <text:p>621</text:p>
          </table:table-cell>
          <table:table-cell table:style-name="ce130" office:value-type="float" office:value="593" calcext:value-type="float">
            <text:p>593</text:p>
          </table:table-cell>
          <table:table-cell table:style-name="ce137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5" calcext:value-type="float">
            <text:p>595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606" calcext:value-type="float">
            <text:p>606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38" calcext:value-type="float">
            <text:p>1,238</text:p>
          </table:table-cell>
          <table:table-cell table:style-name="ce129" office:value-type="float" office:value="1173" calcext:value-type="float">
            <text:p>1,173</text:p>
          </table:table-cell>
          <table:table-cell table:style-name="ce136" office:value-type="float" office:value="65" calcext:value-type="float">
            <text:p>6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67" calcext:value-type="float">
            <text:p>1,167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218" calcext:value-type="float">
            <text:p>1,218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2" calcext:value-type="float">
            <text:p>622</text:p>
          </table:table-cell>
          <table:table-cell table:style-name="ce130" office:value-type="float" office:value="586" calcext:value-type="float">
            <text:p>586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85" calcext:value-type="float">
            <text:p>585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610" calcext:value-type="float">
            <text:p>610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6" calcext:value-type="float">
            <text:p>616</text:p>
          </table:table-cell>
          <table:table-cell table:style-name="ce130" office:value-type="float" office:value="587" calcext:value-type="float">
            <text:p>587</text:p>
          </table:table-cell>
          <table:table-cell table:style-name="ce137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2" calcext:value-type="float">
            <text:p>582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608" calcext:value-type="float">
            <text:p>60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18" calcext:value-type="float">
            <text:p>718</text:p>
          </table:table-cell>
          <table:table-cell table:style-name="ce129" office:value-type="float" office:value="693" calcext:value-type="float">
            <text:p>693</text:p>
          </table:table-cell>
          <table:table-cell table:style-name="ce136" office:value-type="float" office:value="25" calcext:value-type="float">
            <text:p>2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83" calcext:value-type="float">
            <text:p>683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700" calcext:value-type="float">
            <text:p>700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7" calcext:value-type="float">
            <text:p>377</text:p>
          </table:table-cell>
          <table:table-cell table:style-name="ce130" office:value-type="float" office:value="365" calcext:value-type="float">
            <text:p>365</text:p>
          </table:table-cell>
          <table:table-cell table:style-name="ce137" office:value-type="float" office:value="12" calcext:value-type="float">
            <text:p>1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53" calcext:value-type="float">
            <text:p>353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367" calcext:value-type="float">
            <text:p>36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41" calcext:value-type="float">
            <text:p>341</text:p>
          </table:table-cell>
          <table:table-cell table:style-name="ce130" office:value-type="float" office:value="328" calcext:value-type="float">
            <text:p>328</text:p>
          </table:table-cell>
          <table:table-cell table:style-name="ce137" office:value-type="float" office:value="13" calcext:value-type="float">
            <text:p>1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30" calcext:value-type="float">
            <text:p>33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8" calcext:value-type="float">
            <text:p>8</text:p>
          </table:table-cell>
          <table:table-cell table:style-name="ce143" office:value-type="float" office:value="333" calcext:value-type="float">
            <text:p>33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76" calcext:value-type="float">
            <text:p>1,176</text:p>
          </table:table-cell>
          <table:table-cell table:style-name="ce129" office:value-type="float" office:value="1130" calcext:value-type="float">
            <text:p>1,130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19" calcext:value-type="float">
            <text:p>1,119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40" calcext:value-type="float">
            <text:p>40</text:p>
          </table:table-cell>
          <table:table-cell table:style-name="ce136" office:value-type="float" office:value="1158" calcext:value-type="float">
            <text:p>1,158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08" calcext:value-type="float">
            <text:p>608</text:p>
          </table:table-cell>
          <table:table-cell table:style-name="ce130" office:value-type="float" office:value="587" calcext:value-type="float">
            <text:p>587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78" calcext:value-type="float">
            <text:p>578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594" calcext:value-type="float">
            <text:p>59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68" calcext:value-type="float">
            <text:p>568</text:p>
          </table:table-cell>
          <table:table-cell table:style-name="ce130" office:value-type="float" office:value="543" calcext:value-type="float">
            <text:p>543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41" calcext:value-type="float">
            <text:p>541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564" calcext:value-type="float">
            <text:p>56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390" calcext:value-type="float">
            <text:p>3,390</text:p>
          </table:table-cell>
          <table:table-cell table:style-name="ce129" office:value-type="float" office:value="3261" calcext:value-type="float">
            <text:p>3,261</text:p>
          </table:table-cell>
          <table:table-cell table:style-name="ce136" office:value-type="float" office:value="129" calcext:value-type="float">
            <text:p>12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211" calcext:value-type="float">
            <text:p>3,211</text:p>
          </table:table-cell>
          <table:table-cell table:style-name="ce129" office:value-type="float" office:value="37" calcext:value-type="float">
            <text:p>37</text:p>
          </table:table-cell>
          <table:table-cell table:style-name="ce129" office:value-type="float" office:value="142" calcext:value-type="float">
            <text:p>142</text:p>
          </table:table-cell>
          <table:table-cell table:style-name="ce136" office:value-type="float" office:value="3355" calcext:value-type="float">
            <text:p>3,355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03" calcext:value-type="float">
            <text:p>1,703</text:p>
          </table:table-cell>
          <table:table-cell table:style-name="ce130" office:value-type="float" office:value="1637" calcext:value-type="float">
            <text:p>1,637</text:p>
          </table:table-cell>
          <table:table-cell table:style-name="ce137" office:value-type="float" office:value="66" calcext:value-type="float">
            <text:p>6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15" calcext:value-type="float">
            <text:p>1,615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72" calcext:value-type="float">
            <text:p>72</text:p>
          </table:table-cell>
          <table:table-cell table:style-name="ce137" office:value-type="float" office:value="1689" calcext:value-type="float">
            <text:p>1,68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687" calcext:value-type="float">
            <text:p>1,687</text:p>
          </table:table-cell>
          <table:table-cell table:style-name="ce130" office:value-type="float" office:value="1624" calcext:value-type="float">
            <text:p>1,624</text:p>
          </table:table-cell>
          <table:table-cell table:style-name="ce137" office:value-type="float" office:value="63" calcext:value-type="float">
            <text:p>6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96" calcext:value-type="float">
            <text:p>1,596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70" calcext:value-type="float">
            <text:p>70</text:p>
          </table:table-cell>
          <table:table-cell table:style-name="ce143" office:value-type="float" office:value="1666" calcext:value-type="float">
            <text:p>1,666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7" calcext:value-type="float">
            <text:p>177</text:p>
          </table:table-cell>
          <table:table-cell table:style-name="ce133" office:value-type="float" office:value="173" calcext:value-type="float">
            <text:p>173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5" calcext:value-type="float">
            <text:p>16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6" calcext:value-type="float">
            <text:p>7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2" calcext:value-type="float">
            <text:p>92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5" calcext:value-type="float">
            <text:p>255</text:p>
          </table:table-cell>
          <table:table-cell table:style-name="ce133" office:value-type="float" office:value="245" calcext:value-type="float">
            <text:p>245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32" calcext:value-type="float">
            <text:p>232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254" calcext:value-type="float">
            <text:p>25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5" calcext:value-type="float">
            <text:p>135</text:p>
          </table:table-cell>
          <table:table-cell table:style-name="ce134" office:value-type="float" office:value="130" calcext:value-type="float">
            <text:p>13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4" calcext:value-type="float">
            <text:p>12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34" calcext:value-type="float">
            <text:p>1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0" calcext:value-type="float">
            <text:p>120</text:p>
          </table:table-cell>
          <table:table-cell table:style-name="ce134" office:value-type="float" office:value="115" calcext:value-type="float">
            <text:p>11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20" calcext:value-type="float">
            <text:p>1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5" calcext:value-type="float">
            <text:p>185</text:p>
          </table:table-cell>
          <table:table-cell table:style-name="ce133" office:value-type="float" office:value="175" calcext:value-type="float">
            <text:p>175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4" calcext:value-type="float">
            <text:p>94</text:p>
          </table:table-cell>
          <table:table-cell table:style-name="ce134" office:value-type="float" office:value="90" calcext:value-type="float">
            <text:p>90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4" calcext:value-type="float">
            <text:p>84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1" calcext:value-type="float">
            <text:p>91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26" calcext:value-type="float">
            <text:p>726</text:p>
          </table:table-cell>
          <table:table-cell table:style-name="ce133" office:value-type="float" office:value="712" calcext:value-type="float">
            <text:p>712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86" calcext:value-type="float">
            <text:p>68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36" calcext:value-type="float">
            <text:p>36</text:p>
          </table:table-cell>
          <table:table-cell table:style-name="ce138" office:value-type="float" office:value="719" calcext:value-type="float">
            <text:p>71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68" calcext:value-type="float">
            <text:p>368</text:p>
          </table:table-cell>
          <table:table-cell table:style-name="ce134" office:value-type="float" office:value="360" calcext:value-type="float">
            <text:p>360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47" calcext:value-type="float">
            <text:p>34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9" calcext:value-type="float">
            <text:p>19</text:p>
          </table:table-cell>
          <table:table-cell table:style-name="ce139" office:value-type="float" office:value="367" calcext:value-type="float">
            <text:p>36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8" calcext:value-type="float">
            <text:p>358</text:p>
          </table:table-cell>
          <table:table-cell table:style-name="ce134" office:value-type="float" office:value="352" calcext:value-type="float">
            <text:p>352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9" calcext:value-type="float">
            <text:p>33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7" calcext:value-type="float">
            <text:p>17</text:p>
          </table:table-cell>
          <table:table-cell table:style-name="ce140" office:value-type="float" office:value="352" calcext:value-type="float">
            <text:p>35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8" calcext:value-type="float">
            <text:p>188</text:p>
          </table:table-cell>
          <table:table-cell table:style-name="ce133" office:value-type="float" office:value="181" calcext:value-type="float">
            <text:p>181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1" calcext:value-type="float">
            <text:p>18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81" calcext:value-type="float">
            <text:p>8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7" calcext:value-type="float">
            <text:p>107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35" calcext:value-type="float">
            <text:p>635</text:p>
          </table:table-cell>
          <table:table-cell table:style-name="ce133" office:value-type="float" office:value="617" calcext:value-type="float">
            <text:p>617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11" calcext:value-type="float">
            <text:p>611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628" calcext:value-type="float">
            <text:p>62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15" calcext:value-type="float">
            <text:p>315</text:p>
          </table:table-cell>
          <table:table-cell table:style-name="ce134" office:value-type="float" office:value="309" calcext:value-type="float">
            <text:p>30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06" calcext:value-type="float">
            <text:p>30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311" calcext:value-type="float">
            <text:p>311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20" calcext:value-type="float">
            <text:p>320</text:p>
          </table:table-cell>
          <table:table-cell table:style-name="ce134" office:value-type="float" office:value="308" calcext:value-type="float">
            <text:p>308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5" calcext:value-type="float">
            <text:p>305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317" calcext:value-type="float">
            <text:p>3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8" calcext:value-type="float">
            <text:p>148</text:p>
          </table:table-cell>
          <table:table-cell table:style-name="ce133" office:value-type="float" office:value="140" calcext:value-type="float">
            <text:p>140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5" calcext:value-type="float">
            <text:p>13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146" calcext:value-type="float">
            <text:p>14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3" calcext:value-type="float">
            <text:p>83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1" calcext:value-type="float">
            <text:p>8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5" calcext:value-type="float">
            <text:p>65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322" calcext:value-type="float">
            <text:p>322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0" calcext:value-type="float">
            <text:p>32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8" calcext:value-type="float">
            <text:p>18</text:p>
          </table:table-cell>
          <table:table-cell table:style-name="ce138" office:value-type="float" office:value="339" calcext:value-type="float">
            <text:p>33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5" calcext:value-type="float">
            <text:p>155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7" calcext:value-type="float">
            <text:p>14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55" calcext:value-type="float">
            <text:p>1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5" calcext:value-type="float">
            <text:p>185</text:p>
          </table:table-cell>
          <table:table-cell table:style-name="ce134" office:value-type="float" office:value="174" calcext:value-type="float">
            <text:p>174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3" calcext:value-type="float">
            <text:p>17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184" calcext:value-type="float">
            <text:p>1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7" calcext:value-type="float">
            <text:p>117</text:p>
          </table:table-cell>
          <table:table-cell table:style-name="ce133" office:value-type="float" office:value="107" calcext:value-type="float">
            <text:p>107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3" calcext:value-type="float">
            <text:p>1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15" calcext:value-type="float">
            <text:p>11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5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5" calcext:value-type="float">
            <text:p>55</text:p>
          </table:table-cell>
          <table:table-cell table:style-name="ce134" office:value-type="float" office:value="51" calcext:value-type="float">
            <text:p>5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3" calcext:value-type="float">
            <text:p>133</text:p>
          </table:table-cell>
          <table:table-cell table:style-name="ce133" office:value-type="float" office:value="120" calcext:value-type="float">
            <text:p>120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8" calcext:value-type="float">
            <text:p>12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32" calcext:value-type="float">
            <text:p>13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71" calcext:value-type="float">
            <text:p>7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5" calcext:value-type="float">
            <text:p>7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75" calcext:value-type="float">
            <text:p>7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7" calcext:value-type="float">
            <text:p>57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8" calcext:value-type="float">
            <text:p>48</text:p>
          </table:table-cell>
          <table:table-cell table:style-name="ce133" office:value-type="float" office:value="46" calcext:value-type="float">
            <text:p>46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7" calcext:value-type="float">
            <text:p>4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7" calcext:value-type="float">
            <text:p>4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float" office:value="19" calcext:value-type="float">
            <text:p>19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0" calcext:value-type="float">
            <text:p>110</text:p>
          </table:table-cell>
          <table:table-cell table:style-name="ce133" office:value-type="float" office:value="104" calcext:value-type="float">
            <text:p>104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59" calcext:value-type="float">
            <text:p>5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8" calcext:value-type="float">
            <text:p>48</text:p>
          </table:table-cell>
          <table:table-cell table:style-name="ce134" office:value-type="float" office:value="45" calcext:value-type="float">
            <text:p>4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42" calcext:value-type="float">
            <text:p>242</text:p>
          </table:table-cell>
          <table:table-cell table:style-name="ce133" office:value-type="float" office:value="238" calcext:value-type="float">
            <text:p>238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36" calcext:value-type="float">
            <text:p>23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241" calcext:value-type="float">
            <text:p>24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5" calcext:value-type="float">
            <text:p>135</text:p>
          </table:table-cell>
          <table:table-cell table:style-name="ce134" office:value-type="float" office:value="132" calcext:value-type="float">
            <text:p>132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3" calcext:value-type="float">
            <text:p>13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7" calcext:value-type="float">
            <text:p>107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06" calcext:value-type="float">
            <text:p>10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6" calcext:value-type="float">
            <text:p>86</text:p>
          </table:table-cell>
          <table:table-cell table:style-name="ce133" office:value-type="float" office:value="81" calcext:value-type="float">
            <text:p>8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2" calcext:value-type="float">
            <text:p>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83" calcext:value-type="float">
            <text:p>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2" calcext:value-type="float">
            <text:p>32</text:p>
          </table:table-cell>
          <table:table-cell table:style-name="ce134" office:value-type="float" office:value="28" calcext:value-type="float">
            <text:p>2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1" calcext:value-type="float">
            <text:p>3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1" calcext:value-type="float">
            <text:p>3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53" calcext:value-type="float">
            <text:p>53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1" calcext:value-type="float">
            <text:p>5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52" calcext:value-type="float">
            <text:p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7" calcext:value-type="float">
            <text:p>77</text:p>
          </table:table-cell>
          <table:table-cell table:style-name="ce129" office:value-type="float" office:value="74" calcext:value-type="float">
            <text:p>74</text:p>
          </table:table-cell>
          <table:table-cell table:style-name="ce136" office:value-type="float" office:value="3" calcext:value-type="float">
            <text:p>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4" calcext:value-type="float">
            <text:p>74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77" calcext:value-type="float">
            <text:p>77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9" calcext:value-type="float">
            <text:p>49</text:p>
          </table:table-cell>
          <table:table-cell table:style-name="ce130" office:value-type="float" office:value="47" calcext:value-type="float">
            <text:p>47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8" calcext:value-type="float">
            <text:p>48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49" calcext:value-type="float">
            <text:p>49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8" calcext:value-type="float">
            <text:p>28</text:p>
          </table:table-cell>
          <table:table-cell table:style-name="ce130" office:value-type="float" office:value="27" calcext:value-type="float">
            <text:p>27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6" calcext:value-type="float">
            <text:p>26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4" calcext:value-type="float">
            <text:p>74</text:p>
          </table:table-cell>
          <table:table-cell table:style-name="ce133" office:value-type="float" office:value="71" calcext:value-type="float">
            <text:p>71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1" calcext:value-type="float">
            <text:p>7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74" calcext:value-type="float">
            <text:p>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7" calcext:value-type="float">
            <text:p>47</text:p>
          </table:table-cell>
          <table:table-cell table:style-name="ce134" office:value-type="float" office:value="45" calcext:value-type="float">
            <text:p>4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7" calcext:value-type="float">
            <text:p>4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" calcext:value-type="float">
            <text:p>27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